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abhu@prabhu-virtual-machine:~/Testing$ git commit</text:p>
      <text:p text:style-name="Standard"/>
      <text:p text:style-name="Standard">*** Please tell me who you are.</text:p>
      <text:p text:style-name="Standard"/>
      <text:p text:style-name="Standard">Run</text:p>
      <text:p text:style-name="Standard"/>
      <text:p text:style-name="Standard"><text:s text:c="2"/>git config --global user.email "you@example.com"</text:p>
      <text:p text:style-name="Standard"><text:s text:c="2"/>git config --global user.name "Your Name"</text:p>
      <text:p text:style-name="Standard"/>
      <text:p text:style-name="Standard">to set your account's default identity.</text:p>
      <text:p text:style-name="Standard">Omit --global to set the identity only in this repository.</text:p>
      <text:p text:style-name="Standard"/>
      <text:p text:style-name="Standard">fatal: unable to auto-detect email address (got 'prabhu@prabhu-virtual-machine.(none)')</text:p>
      <text:p text:style-name="Standard">prabhu@prabhu-virtual-machine:~/Testing$ git config --global prabhusamarla</text:p>
      <text:p text:style-name="Standard">error: key does not contain a section: prabhusamarla</text:p>
      <text:p text:style-name="Standard">prabhu@prabhu-virtual-machine:~/Testing$ git config --global "prabhusamarla"</text:p>
      <text:p text:style-name="Standard">error: key does not contain a section: prabhusamarla</text:p>
      <text:p text:style-name="Standard">prabhu@prabhu-virtual-machine:~/Testing$ git config --global prabhusamarla@gmail.com</text:p>
      <text:p text:style-name="Standard">error: invalid key: prabhusamarla@gmail.com</text:p>
      <text:p text:style-name="Standard">prabhu@prabhu-virtual-machine:~/Testing$ git config --global user.email prabhusamarla@gmail.com</text:p>
      <text:p text:style-name="Standard">prabhu@prabhu-virtual-machine:~/Testing$ git commit</text:p>
      <text:p text:style-name="Standard">[master ae8338d] testing setup of git from vm</text:p>
      <text:p text:style-name="Standard"><text:s/>1 file changed, 0 insertions(+), 0 deletions(-)</text:p>
      <text:p text:style-name="Standard"><text:s/>create mode 100644 vm-machine</text:p>
      <text:p text:style-name="Standard">prabhu@prabhu-virtual-machine:~/Testing$ git log</text:p>
      <text:p text:style-name="Standard">commit ae8338d70045b773b30d6dbab135961b43d61c7b (HEAD -&gt; master)</text:p>
      <text:p text:style-name="Standard">Author: Prabhu &lt;prabhusamarla@gmail.com&gt;</text:p>
      <text:p text:style-name="Standard">Date: <text:s text:c="2"/>Sat Aug 15 18:41:51 2020 +0530</text:p>
      <text:p text:style-name="Standard"/>
      <text:p text:style-name="Standard"><text:s text:c="4"/>testing setup of git from vm</text:p>
      <text:p text:style-name="Standard"/>
      <text:p text:style-name="Standard">commit c4537e1e6a40996b18983816658c88b19f47953a (origin/master, origin/HEAD)</text:p>
      <text:p text:style-name="Standard">Author: prabhusamarla &lt;63093250+prabhusamarla@users.noreply.github.com&gt;</text:p>
      <text:p text:style-name="Standard">Date: <text:s text:c="2"/>Sun Jul 5 16:17:33 2020 +0530</text:p>
      <text:p text:style-name="Standard"/>
      <text:p text:style-name="Standard"><text:s text:c="4"/>Create Read only</text:p>
      <text:p text:style-name="Standard"/>
      <text:p text:style-name="Standard">commit 00951c44005953af203845a1d5078d25457a6946</text:p>
      <text:p text:style-name="Standard">Author: prabhusamarla &lt;63093250+prabhusamarla@users.noreply.github.com&gt;</text:p>
      <text:p text:style-name="Standard">Date: <text:s text:c="2"/>Sun Jul 5 16:15:20 2020 +0530</text:p>
      <text:p text:style-name="Standard"/>
      <text:p text:style-name="Standard"><text:s text:c="4"/>Initial commit</text:p>
      <text:p text:style-name="Standard">prabhu@prabhu-virtual-machine:~/Testing$ git status</text:p>
      <text:p text:style-name="Standard">On branch master</text:p>
      <text:p text:style-name="Standard">Your branch is ahead of 'origin/master' by 1 commit.</text:p>
      <text:p text:style-name="Standard"><text:s text:c="2"/>(use "git push" to publish your local commits)</text:p>
      <text:p text:style-name="Standard"/>
      <text:p text:style-name="Standard">nothing to commit, working tree clean</text:p>
      <text:p text:style-name="Standard">prabhu@prabhu-virtual-machine:~/Testing$ git push</text:p>
      <text:p text:style-name="Standard">Username for 'https://github.com': prabhusamarla@gmail.com</text:p>
      <text:p text:style-name="Standard">Password for 'https://prabhusamarla@gmail.com@github.com': </text:p>
      <text:p text:style-name="Standard"><text:soft-page-break/>Enumerating objects: 4, done.</text:p>
      <text:p text:style-name="Standard">Counting objects: 100% (4/4), done.</text:p>
      <text:p text:style-name="Standard">Delta compression using up to 2 threads</text:p>
      <text:p text:style-name="Standard">Compressing objects: 100% (2/2), done.</text:p>
      <text:p text:style-name="Standard">Writing objects: 100% (3/3), 323 bytes | 161.00 KiB/s, done.</text:p>
      <text:p text:style-name="Standard">Total 3 (delta 0), reused 0 (delta 0)</text:p>
      <text:p text:style-name="Standard">To https://github.com/prabhusamarla/Testing.git</text:p>
      <text:p text:style-name="Standard"><text:s text:c="3"/>c4537e1..ae8338d <text:s/>master -&gt; master</text:p>
      <text:p text:style-name="Standard">prabhu@prabhu-virtual-machine:~/Testing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8:49:44.560418213</meta:creation-date>
    <dc:date>2020-08-15T18:50:52.916280020</dc:date>
    <meta:editing-duration>PT1M11S</meta:editing-duration>
    <meta:editing-cycles>1</meta:editing-cycles>
    <meta:document-statistic meta:table-count="0" meta:image-count="0" meta:object-count="0" meta:page-count="2" meta:paragraph-count="49" meta:word-count="256" meta:character-count="2344" meta:non-whitespace-character-count="2112"/>
    <meta:generator>LibreOffice/6.4.4.2$Linux_X86_64 LibreOffice_project/40$Build-2</meta:generator>
  </office:meta>
</office:document-meta>
</file>